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00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otted" svg:stroke-width="0.102cm" svg:stroke-color="#0000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1cm" svg:stroke-color="#800000" draw:marker-start-width="0.381cm" draw:marker-end="Line_20_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color="#00ff00"/>
    </style:style>
    <style:style style:name="P5" style:family="paragraph">
      <style:text-properties fo:color="#00ff00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color="#800000"/>
    </style:style>
    <style:style style:name="P7" style:family="paragraph">
      <style:paragraph-properties fo:text-align="center"/>
      <style:text-properties fo:color="#800000" fo:font-size="12pt" style:font-size-asian="12pt" style:font-size-complex="12pt"/>
    </style:style>
    <style:style style:name="P8" style:family="paragraph"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ff00" fo:font-size="12pt" style:font-size-asian="12pt" style:font-size-complex="12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45cm" svg:y1="1.09cm" svg:x2="3.161cm" svg:y2="6.407cm">
          <text:p/>
        </draw:line>
        <draw:line draw:style-name="gr1" draw:text-style-name="P1" draw:layer="layout" svg:x1="9.424cm" svg:y1="6.438cm" svg:x2="3.161cm" svg:y2="6.408cm">
          <text:p/>
        </draw:line>
        <draw:frame draw:style-name="gr2" draw:text-style-name="P3" draw:layer="layout" svg:width="0.739cm" svg:height="0.725cm" svg:x="2.798cm" svg:y="6.324cm">
          <draw:text-box>
            <text:p text:style-name="P2"><text:span text:style-name="T1">0</text:span></text:p>
          </draw:text-box>
        </draw:frame>
        <draw:frame draw:style-name="gr2" draw:text-style-name="P3" draw:layer="layout" svg:width="0.739cm" svg:height="0.725cm" svg:x="2.599cm" svg:y="5.995cm">
          <draw:text-box>
            <text:p text:style-name="P2"><text:span text:style-name="T1">0</text:span></text:p>
          </draw:text-box>
        </draw:frame>
        <draw:frame draw:style-name="gr2" draw:text-style-name="P3" draw:layer="layout" svg:width="0.739cm" svg:height="0.725cm" svg:x="2.6cm" svg:y="3.496cm">
          <draw:text-box>
            <text:p text:style-name="P2"><text:span text:style-name="T1">1</text:span></text:p>
          </draw:text-box>
        </draw:frame>
        <draw:frame draw:style-name="gr2" draw:text-style-name="P3" draw:layer="layout" svg:width="0.739cm" svg:height="0.725cm" svg:x="5.487cm" svg:y="6.297cm">
          <draw:text-box>
            <text:p text:style-name="P2"><text:span text:style-name="T1">1</text:span></text:p>
          </draw:text-box>
        </draw:frame>
        <draw:path draw:style-name="gr3" draw:text-style-name="P1" draw:layer="layout" svg:width="3.588cm" svg:height="2.33cm" svg:x="3.175cm" svg:y="4.061cm" svg:viewBox="0 0 3589 2331" svg:d="m0 2331c139-148 149-161 149-161 0 0 248-296 248-283s327-364 317-351 466-418 456-403 496-392 505-379 377-214 377-214c0 0 466-203 457-203s485-189 485-189l595-148">
          <text:p/>
        </draw:path>
        <draw:line draw:style-name="gr4" draw:text-style-name="P1" draw:layer="layout" svg:x1="3.161cm" svg:y1="6.392cm" svg:x2="7.896cm" svg:y2="1.727cm">
          <text:p/>
        </draw:line>
        <draw:frame draw:style-name="gr2" draw:text-style-name="P3" draw:layer="layout" svg:width="1.798cm" svg:height="0.725cm" svg:x="4.851cm" svg:y="6.743cm">
          <draw:text-box>
            <text:p text:style-name="P2"><text:span text:style-name="T2">P</text:span><text:span text:style-name="T1"> (bar)</text:span></text:p>
          </draw:text-box>
        </draw:frame>
        <draw:frame draw:style-name="gr2" draw:text-style-name="P3" draw:layer="layout" svg:width="1.633cm" svg:height="0.725cm" draw:transform="rotate (1.57830124257847) translate (2.113cm 4.927cm)">
          <draw:text-box>
            <text:p text:style-name="P2"><text:span text:style-name="T2">f</text:span><text:span text:style-name="T1"> (bar)</text:span></text:p>
          </draw:text-box>
        </draw:frame>
        <draw:line draw:style-name="gr5" draw:text-style-name="P1" draw:layer="layout" svg:x1="3.147cm" svg:y1="3.81cm" svg:x2="5.8cm" svg:y2="3.81cm">
          <text:p/>
        </draw:line>
        <draw:line draw:style-name="gr5" draw:text-style-name="P1" draw:layer="layout" svg:x1="5.828cm" svg:y1="6.392cm" svg:x2="5.801cm" svg:y2="3.81cm">
          <text:p/>
        </draw:line>
        <draw:frame draw:style-name="gr2" draw:text-style-name="P3" draw:layer="layout" svg:width="2.174cm" svg:height="0.725cm" svg:x="7.336cm" svg:y="2.713cm">
          <draw:text-box>
            <text:p text:style-name="P2"><text:span text:style-name="T1">Real gas</text:span></text:p>
          </draw:text-box>
        </draw:frame>
        <draw:frame draw:style-name="gr2" draw:text-style-name="P5" draw:layer="layout" svg:width="2.225cm" svg:height="0.725cm" svg:x="3.158cm" svg:y="3.762cm">
          <draw:text-box>
            <text:p text:style-name="P4"><text:span text:style-name="T3">Ideal gas</text:span></text:p>
          </draw:text-box>
        </draw:frame>
        <draw:frame draw:style-name="gr2" draw:text-style-name="P7" draw:layer="layout" svg:width="2.229cm" svg:height="1.199cm" svg:x="3.057cm" svg:y="2.151cm">
          <draw:text-box>
            <text:p text:style-name="P6"><text:span text:style-name="T4">Standard</text:span></text:p>
            <text:p text:style-name="P6"><text:span text:style-name="T4">state</text:span></text:p>
          </draw:text-box>
        </draw:frame>
        <draw:path draw:style-name="gr6" draw:text-style-name="P1" draw:layer="layout" svg:width="1.001cm" svg:height="0.944cm" svg:x="4.74cm" svg:y="2.961cm" svg:viewBox="0 0 1002 945" svg:d="m0 0c197 42 212 56 212 56l239 141 212 212c0 0 198 226 184 212s98 197 98 183 57 141 57 141">
          <text:p/>
        </draw:path>
        <draw:path draw:style-name="gr3" draw:text-style-name="P1" draw:layer="layout" svg:width="0.734cm" svg:height="2.632cm" draw:transform="rotate (-3.14159265358979) translate (7.471cm 4.076cm)" svg:viewBox="0 0 735 2633" svg:d="m0 2633c28-167 30-182 30-182 0 0 51-335 51-320s67-411 65-395 96-473 94-457 101-442 103-427 77-243 77-243c0 0 96-228 94-228s99-214 99-214l122-167">
          <text:p/>
        </draw:path>
        <draw:frame draw:style-name="gr2" draw:text-style-name="P8" draw:layer="layout" svg:width="3.295cm" svg:height="0.806cm" svg:x="4.882cm" svg:y="4.57cm">
          <draw:text-box>
            <text:p text:style-name="P8"><text:span text:style-name="T5">Low </text:span><text:span text:style-name="T6">P</text:span><text:span text:style-name="T5">: </text:span><text:span text:style-name="T6">Z</text:span><text:span text:style-name="T5"> &lt; 1</text:span></text:p>
          </draw:text-box>
        </draw:frame>
        <draw:frame draw:style-name="gr2" draw:text-style-name="P8" draw:layer="layout" svg:width="3.414cm" svg:height="0.806cm" svg:x="4.15cm" svg:y="1.193cm">
          <draw:text-box>
            <text:p text:style-name="P8"><text:span text:style-name="T5">High </text:span><text:span text:style-name="T6">P</text:span><text:span text:style-name="T5">: </text:span><text:span text:style-name="T6">Z</text:span><text:span text:style-name="T5"> &gt;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Jussi Eloranta</meta:initial-creator>
    <meta:creation-date>2008-05-27T09:14:29</meta:creation-date>
    <dc:creator>Jussi Eloranta</dc:creator>
    <dc:date>2012-10-22T09:56:40</dc:date>
    <meta:editing-cycles>14</meta:editing-cycles>
    <meta:editing-duration>PT13M24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